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h text:style-name="Heading_20_1" text:outline-level="1"><text:bookmark-start text:name="dağıtım"/>Dağıtım<text:bookmark-end text:name="dağıtım"/></text:h>
      <text:p text:style-name="First_20_paragraph">*/index</text:p>
      <text:h text:style-name="Heading_20_1" text:outline-level="1"><text:bookmark-start text:name="kendi-linuxunu-yap"/>Kendi Linux'unu Yap<text:bookmark-end text:name="kendi-linuxunu-yap"/></text:h>
      <text:p text:style-name="First_20_paragraph">Bu dokumanda dağıtım hazırlamak için temel işlemler anlatılmaktadır.</text:p>
      <text:p text:style-name="Text_20_body">Bu kitap, açık kaynak ve özgür yazılıma gönül vermiş kişilerin, Türkçe kaynak bulamama sıkıntısına bir çözüm olarak hayata geçirilmiş bir projedir. Açık kaynak dünyasında kendi dağıtımlarını yapmak isteyen kişilere bir rehber olacak şekilde hazırlanmıştır.</text:p>
      <text:p text:style-name="Text_20_body">Kaynak ve dokümanlarımız yansılarımız:</text:p>
      <text:list text:style-name="L1">
        <text:list-item>
          <text:p text:style-name="P1">Bu sitedeki bilgilerin pdf kitap hali için <text:a xlink:type="simple" xlink:href="https://kendilinuxunuyap.github.io/kitap/" office:name=""><text:span text:style-name="Definition">tıklayınız.</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4-08-18T16:50:03Z</meta:creation-date>
    <dc:date>2024-08-18T16:50:03Z</dc:date>
  </office:meta>
</office:document-meta>
</file>